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6pt" style:font-name-asian="LucidaGrande" style:font-size-asian="16pt" style:font-name-complex="LucidaGrande" style:font-size-complex="16pt"/>
    </style:style>
    <style:style style:name="P2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4pt" style:font-name-asian="LucidaGrande" style:font-size-asian="14pt" style:font-name-complex="LucidaGrande" style:font-size-complex="14pt"/>
    </style:style>
    <style:style style:name="P3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2pt" style:font-name-asian="LucidaGrande" style:font-size-asian="12pt" style:font-name-complex="LucidaGrande" style:font-size-complex="12pt"/>
    </style:style>
    <style:style style:name="P4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5pt" style:font-name-asian="LucidaGrande" style:font-size-asian="15pt" style:font-name-complex="LucidaGrande" style:font-size-complex="15pt"/>
    </style:style>
    <style:style style:name="P5" style:family="paragraph" style:parent-style-name="Standard" style:list-style-name="">
      <style:paragraph-properties style:line-height-at-least="0.278in" style:text-autospace="none"/>
      <style:text-properties fo:color="#666a2e" style:font-name="LucidaGrande" fo:font-size="20pt" style:font-name-asian="LucidaGrande" style:font-size-asian="20pt" style:font-name-complex="LucidaGrande" style:font-size-complex="20pt"/>
    </style:style>
    <style:style style:name="P6" style:family="paragraph" style:parent-style-name="Standard" style:list-style-name="">
      <style:paragraph-properties style:line-height-at-least="0.25in" fo:text-align="start" style:justify-single-word="false" style:text-autospace="none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 style:list-style-name="">
      <style:paragraph-properties fo:margin-top="0in" fo:margin-bottom="0.1945in" style:line-height-at-least="0.1945in" fo:text-align="start" style:justify-single-word="false" style:text-autospace="none"/>
      <style:text-properties fo:color="#4b4b4b" style:font-name="LucidaGrande" fo:font-size="16pt" style:font-name-asian="LucidaGrande" style:font-size-asian="16pt" style:font-name-complex="LucidaGrande" style:font-size-complex="16pt"/>
    </style:style>
    <style:style style:name="T1" style:family="text">
      <style:text-properties fo:color="#4b4b4b" style:font-name="LucidaGrande" fo:font-size="11pt" style:font-name-asian="LucidaGrande" style:font-size-asian="11pt" style:font-name-complex="LucidaGrande" style:font-size-complex="11pt"/>
    </style:style>
    <style:style style:name="T2" style:family="text">
      <style:text-properties fo:color="#4b4b4b" style:font-name="LucidaGrande" style:font-name-asian="LucidaGrande" style:font-name-complex="LucidaGrande"/>
    </style:style>
    <style:style style:name="T3" style:family="text">
      <style:text-properties fo:color="#4b4b4b" style:font-name="LucidaGrande" fo:font-size="16pt" style:font-name-asian="LucidaGrande" style:font-size-asian="16pt" style:font-name-complex="LucidaGrande" style:font-size-complex="16pt"/>
    </style:style>
    <style:style style:name="T4" style:family="text">
      <style:text-properties fo:color="#c28b00" style:font-name="LucidaGrande" fo:font-size="11pt" style:font-name-asian="LucidaGrande" style:font-size-asian="11pt" style:font-name-complex="LucidaGrande" style:font-size-complex="11pt"/>
    </style:style>
    <style:style style:name="T5" style:family="text">
      <style:text-properties fo:color="#c28b00" style:font-name="LucidaGrande" style:font-name-asian="LucidaGrande" style:font-name-complex="LucidaGrande"/>
    </style:style>
    <style:style style:name="T6" style:family="text">
      <style:text-properties fo:color="#c28b00" style:font-name="LucidaGrande" fo:font-size="16pt" style:font-name-asian="LucidaGrande" style:font-size-asian="16pt" style:font-name-complex="LucidaGrande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asted Cinnamon Ice Cream</text:p>
      <text:p text:style-name="P3">Makes 8 (1/2-cup) servings</text:p>
      <text:p text:style-name="P3"/>
      <text:p text:style-name="P4">Rich luxurious roasted cinnamon ice cream goes well with apple or chocolate desserts. </text:p>
      <text:p text:style-name="P2"/>
      <text:p text:style-name="P1">2 cups heavy cream</text:p>
      <text:p text:style-name="P1">1 cup half-and-half</text:p>
      <text:p text:style-name="P1">3/4 cup sugar</text:p>
      <text:p text:style-name="P6"><text:span text:style-name="T3">2 teaspoons </text:span><text:a xlink:type="simple" xlink:href="http://www.mccormickgourmet.com/Products/Spices/Cinnamon-Roasted-Saigon.aspx"><text:span text:style-name="T6">Roasted Saigon Cinnamon</text:span></text:a></text:p>
      <text:p text:style-name="P1">1/8 teaspoon salt</text:p>
      <text:p text:style-name="P1">2 eggs</text:p>
      <text:p text:style-name="P6"><text:span text:style-name="T3">1 teaspoon </text:span><text:a xlink:type="simple" xlink:href="http://www.mccormick.com/Products/Extracts-and-Food-Colors/Extracts/Pure-Vanilla-Extract.aspx"><text:span text:style-name="T6">Pure Vanilla Extract</text:span></text:a></text:p>
      <text:p text:style-name="P8"/>
      <text:p text:style-name="P8">1. Mix cream, half-and-half, sugar, roasted cinnamon and salt in medium saucepan. Bring to simmer on medium heat. Beat eggs in medium bowl. Gradually add 1 cup of the hot cream mixture, whisking until well blended. Gradually whisk this mixture back into the remaining cream mixture in the saucepan. Cook and stir on medium-low heat 2 to 3 minutes or until mixture thickens and coats the back of a spoon. Strain custard into medium metal bowl. Stir in vanilla.   2. Place bowl over ice water bath. Stir custard occasionally until cooled.   3. Refrigerate at least 3 hours or until well chilled. Pour into an ice cream maker. Freeze according to manufacturer's direction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7-17T17:26:29</meta:creation-date>
    <meta:document-statistic meta:table-count="0" meta:image-count="0" meta:object-count="0" meta:page-count="1" meta:paragraph-count="11" meta:word-count="158" meta:character-count="947"/>
    <dc:date>2012-07-17T17:29:36</dc:date>
    <dc:creator>Robert Houk</dc:creator>
    <meta:editing-duration>PT00H03M07S</meta:editing-duration>
    <meta:editing-cycles>1</meta:editing-cycles>
    <meta:generator>OpenOffice.org/3.2$Unix OpenOffice.org_project/320m18$Build-9502</meta:generator>
  </office:meta>
</office:document-meta>
</file>